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892" officeooo:paragraph-rsid="00104892"/>
    </style:style>
    <style:style style:name="P2" style:family="paragraph" style:parent-style-name="Standard" style:list-style-name="L1">
      <style:text-properties officeooo:rsid="00104892" officeooo:paragraph-rsid="00104892"/>
    </style:style>
    <style:style style:name="P3" style:family="paragraph" style:parent-style-name="Standard">
      <style:text-properties officeooo:rsid="00122957" officeooo:paragraph-rsid="00122957"/>
    </style:style>
    <style:style style:name="P4" style:family="paragraph" style:parent-style-name="Standard" style:list-style-name="L3">
      <style:text-properties officeooo:rsid="00122957" officeooo:paragraph-rsid="00122957"/>
    </style:style>
    <style:style style:name="P5" style:family="paragraph" style:parent-style-name="Standard" style:list-style-name="L3">
      <style:text-properties officeooo:rsid="0012fc95" officeooo:paragraph-rsid="0012fc95"/>
    </style:style>
    <style:style style:name="P6" style:family="paragraph" style:parent-style-name="Standard">
      <style:text-properties officeooo:rsid="0012fc95" officeooo:paragraph-rsid="0012fc95"/>
    </style:style>
    <style:style style:name="P7" style:family="paragraph" style:parent-style-name="Standard">
      <style:text-properties officeooo:rsid="001483fe" officeooo:paragraph-rsid="001483fe"/>
    </style:style>
    <style:style style:name="P8" style:family="paragraph" style:parent-style-name="Standard" style:list-style-name="L4">
      <style:text-properties officeooo:rsid="001483fe" officeooo:paragraph-rsid="001483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3 day 5</text:p>
      <text:p text:style-name="P1"/>
      <text:p text:style-name="P1">the internet- what is it?</text:p>
      <text:list xml:id="list2630872350330115621" text:style-name="L1">
        <text:list-item>
          <text:p text:style-name="P2">Online gaming</text:p>
        </text:list-item>
        <text:list-item>
          <text:p text:style-name="P2">web browser</text:p>
        </text:list-item>
        <text:list-item>
          <text:p text:style-name="P2">email – smtp</text:p>
        </text:list-item>
        <text:list-item>
          <text:p text:style-name="P2">TFP</text:p>
        </text:list-item>
        <text:list-item>
          <text:p text:style-name="P2">cables</text:p>
        </text:list-item>
        <text:list-item>
          <text:p text:style-name="P2">satellites</text:p>
        </text:list-item>
        <text:list-item>
          <text:p text:style-name="P2">cell phone towers</text:p>
          <text:list>
            <text:list-item>
              <text:p text:style-name="P2">everything is global</text:p>
            </text:list-item>
          </text:list>
        </text:list-item>
      </text:list>
      <text:p text:style-name="P1"/>
      <text:p text:style-name="P3">history</text:p>
      <text:list xml:id="list7818928075185654259" text:style-name="L3">
        <text:list-item>
          <text:p text:style-name="P4">1940's – WWII forced the first modern computers to be built</text:p>
        </text:list-item>
        <text:list-item>
          <text:p text:style-name="P4">1960's – Licklider came up with the idea that computer can be used for things other than number crunching, came up with the idea of GUI and networks</text:p>
        </text:list-item>
        <text:list-item>
          <text:p text:style-name="P4">1970 – DOD came out with a network to share data on defense stuff (also stanford and rutgers)</text:p>
          <text:list>
            <text:list-item>
              <text:p text:style-name="P4">Licklider wanted it to be global</text:p>
            </text:list-item>
          </text:list>
        </text:list-item>
        <text:list-item>
          <text:p text:style-name="P4">end of 1970's -1980s' – personal computers started to be made</text:p>
        </text:list-item>
        <text:list-item>
          <text:p text:style-name="P4">1989 – comercialization of the arpanet: ISP's</text:p>
        </text:list-item>
        <text:list-item>
          <text:p text:style-name="P4">1991 – Web</text:p>
        </text:list-item>
        <text:list-item>
          <text:p text:style-name="P5">Stallman – open source (free software) <text:s/>made GNU</text:p>
        </text:list-item>
        <text:list-item>
          <text:p text:style-name="P5">Torvaldus – took GNU and made a kernal with it, called it Linux</text:p>
        </text:list-item>
      </text:list>
      <text:p text:style-name="P6"/>
      <text:p text:style-name="P7">Node Package Manager (npm)</text:p>
      <text:list xml:id="list7136960667408251436" text:style-name="L4">
        <text:list-item>
          <text:p text:style-name="P8">js libraries – js code to be used in other js code</text:p>
        </text:list-item>
        <text:list-item>
          <text:p text:style-name="P8">install executable – programs to be ran through terminal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Deschamps</meta:initial-creator>
    <meta:creation-date>2014-12-05T09:50:28.600134580</meta:creation-date>
    <dc:date>2014-12-05T15:40:29.719836547</dc:date>
    <dc:creator>Alex Deschamps</dc:creator>
    <meta:editing-duration>PT22M30S</meta:editing-duration>
    <meta:editing-cycles>1</meta:editing-cycles>
    <meta:document-statistic meta:table-count="0" meta:image-count="0" meta:object-count="0" meta:page-count="1" meta:paragraph-count="23" meta:word-count="164" meta:character-count="847" meta:non-whitespace-character-count="712"/>
    <meta:generator>LibreOffice/4.2.7.2$Linux_x86 LibreOffice_project/420m0$Build-2</meta:generator>
  </office:meta>
</office:document-meta>
</file>